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prendizagemProfunda" style:family="table">
      <style:table-properties style:width="16.007cm" table:align="left" style:shadow="none" style:may-break-between-rows="true" table:border-model="collapsing"/>
    </style:style>
    <style:style style:name="AprendizagemProfunda.A" style:family="table-column">
      <style:table-column-properties style:column-width="3.187cm"/>
    </style:style>
    <style:style style:name="AprendizagemProfunda.E" style:family="table-column">
      <style:table-column-properties style:column-width="3.258cm"/>
    </style:style>
    <style:style style:name="AprendizagemProfunda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AprendizagemProfunda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AprendizagemProfunda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AprendizagemProfunda.3" style:family="table-row">
      <style:table-row-properties fo:keep-together="auto"/>
    </style:style>
    <style:style style:name="AprendizagemProfunda.A3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" style:family="table">
      <style:table-properties style:width="16.007cm" table:align="left" style:shadow="none" style:may-break-between-rows="true" table:border-model="collapsing"/>
    </style:style>
    <style:style style:name="Tabela1.A" style:family="table-column">
      <style:table-column-properties style:column-width="3.187cm"/>
    </style:style>
    <style:style style:name="Tabela1.E" style:family="table-column">
      <style:table-column-properties style:column-width="3.258cm"/>
    </style:style>
    <style:style style:name="Tabe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A3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59c4d"/>
    </style:style>
    <style:style style:name="P2" style:family="paragraph" style:parent-style-name="Standard">
      <style:text-properties officeooo:paragraph-rsid="0018b0de"/>
    </style:style>
    <style:style style:name="P3" style:family="paragraph" style:parent-style-name="Standard">
      <style:text-properties officeooo:rsid="0018b0de" officeooo:paragraph-rsid="0018b0de"/>
    </style:style>
    <style:style style:name="P4" style:family="paragraph" style:parent-style-name="Standard">
      <style:text-properties officeooo:rsid="001ff419" officeooo:paragraph-rsid="001ff419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4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9c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b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4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42c9" officeooo:paragraph-rsid="0018b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f3" officeooo:paragraph-rsid="000d4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f3" officeooo:paragraph-rsid="00159c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f3" officeooo:paragraph-rsid="001e4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553" officeooo:paragraph-rsid="0010d4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553" officeooo:paragraph-rsid="00159c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553" officeooo:paragraph-rsid="0018b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d469" officeooo:paragraph-rsid="0010d4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d469" officeooo:paragraph-rsid="00159c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d469" officeooo:paragraph-rsid="0018b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96c" officeooo:paragraph-rsid="001299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96c" officeooo:paragraph-rsid="0018b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3f4" officeooo:paragraph-rsid="00149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3f4" officeooo:paragraph-rsid="0014cb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3f4" officeooo:paragraph-rsid="00159c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3f4" officeooo:paragraph-rsid="0018b0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1dd" officeooo:paragraph-rsid="001e4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d76" officeooo:paragraph-rsid="001f2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419" officeooo:paragraph-rsid="001ff4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42c9" officeooo:paragraph-rsid="000d42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42c9" officeooo:paragraph-rsid="00159c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42c9" officeooo:paragraph-rsid="0018b0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42c9" officeooo:paragraph-rsid="000d42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42c9" officeooo:paragraph-rsid="00159c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42c9" officeooo:paragraph-rsid="0018b0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f3" officeooo:paragraph-rsid="000d42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f3" officeooo:paragraph-rsid="00159c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f3" officeooo:paragraph-rsid="0018b0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8b0de" officeooo:paragraph-rsid="0018b0d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af7d0" officeooo:paragraph-rsid="001af7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419" officeooo:paragraph-rsid="001ff4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ff4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officeooo:paragraph-rsid="000d42c9"/>
    </style:style>
    <style:style style:name="P43" style:family="paragraph" style:parent-style-name="Table_20_Contents">
      <style:paragraph-properties fo:text-align="start" style:justify-single-word="false"/>
      <style:text-properties officeooo:paragraph-rsid="001493f4"/>
    </style:style>
    <style:style style:name="P44" style:family="paragraph" style:parent-style-name="Table_20_Contents">
      <style:paragraph-properties fo:text-align="start" style:justify-single-word="false"/>
      <style:text-properties officeooo:paragraph-rsid="00159c4d"/>
    </style:style>
    <style:style style:name="P45" style:family="paragraph" style:parent-style-name="Table_20_Contents">
      <style:paragraph-properties fo:text-align="start" style:justify-single-word="false"/>
      <style:text-properties officeooo:paragraph-rsid="0018b0de"/>
    </style:style>
    <style:style style:name="P46" style:family="paragraph" style:parent-style-name="Table_20_Contents">
      <style:paragraph-properties fo:text-align="start" style:justify-single-word="false"/>
      <style:text-properties officeooo:paragraph-rsid="001e41dd"/>
    </style:style>
    <style:style style:name="P47" style:family="paragraph" style:parent-style-name="Table_20_Contents">
      <style:paragraph-properties fo:text-align="start" style:justify-single-word="false"/>
      <style:text-properties officeooo:rsid="001e41dd" officeooo:paragraph-rsid="001e41dd"/>
    </style:style>
    <style:style style:name="P48" style:family="paragraph" style:parent-style-name="Text_20_body">
      <style:text-properties officeooo:paragraph-rsid="0018b0de"/>
    </style:style>
    <style:style style:name="P49" style:family="paragraph" style:parent-style-name="Text_20_body" style:master-page-name="">
      <style:paragraph-properties style:page-number="auto"/>
      <style:text-properties officeooo:paragraph-rsid="000d42c9"/>
    </style:style>
    <style:style style:name="T1" style:family="text">
      <style:text-properties officeooo:rsid="000d42c9"/>
    </style:style>
    <style:style style:name="T2" style:family="text">
      <style:text-properties officeooo:rsid="001251d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51d6" style:font-weight-asian="bold" style:font-weight-complex="bold"/>
    </style:style>
    <style:style style:name="T5" style:family="text">
      <style:text-properties fo:font-weight="bold" officeooo:rsid="000541f3" style:font-weight-asian="bold" style:font-weight-complex="bold"/>
    </style:style>
    <style:style style:name="T6" style:family="text">
      <style:text-properties fo:font-weight="bold" officeooo:rsid="000d42c9" style:font-weight-asian="bold" style:font-weight-complex="bold"/>
    </style:style>
    <style:style style:name="T7" style:family="text">
      <style:text-properties fo:font-weight="bold" officeooo:rsid="0018b0de" style:font-weight-asian="bold" style:font-weight-complex="bold"/>
    </style:style>
    <style:style style:name="T8" style:family="text">
      <style:text-properties officeooo:rsid="000701f1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01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4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99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e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d4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d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51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officeooo:rsid="000541f3"/>
    </style:style>
    <style:style style:name="T21" style:family="text">
      <style:text-properties officeooo:rsid="00138b7f"/>
    </style:style>
    <style:style style:name="T22" style:family="text">
      <style:text-properties officeooo:rsid="00156807"/>
    </style:style>
    <style:style style:name="T23" style:family="text">
      <style:text-properties officeooo:rsid="00159c4d"/>
    </style:style>
    <style:style style:name="T24" style:family="text">
      <style:text-properties officeooo:rsid="0016d9f7"/>
    </style:style>
    <style:style style:name="T25" style:family="text">
      <style:text-properties officeooo:rsid="0018b0de"/>
    </style:style>
    <style:style style:name="T26" style:family="text">
      <style:text-properties officeooo:rsid="0019e081"/>
    </style:style>
    <style:style style:name="T27" style:family="text">
      <style:text-properties officeooo:rsid="001e41dd"/>
    </style:style>
    <style:style style:name="T28" style:family="text">
      <style:text-properties officeooo:rsid="001f2d76"/>
    </style:style>
    <style:style style:name="T29" style:family="text">
      <style:text-properties officeooo:rsid="001ff4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4">Exercí</text:span><text:span text:style-name="T6">cio 4:</text:span></text:p>
      <table:table table:name="AprendizagemProfunda" table:style-name="AprendizagemProfunda" table:template-name="Estilo padrão">
        <table:table-column table:style-name="AprendizagemProfunda.A" table:number-columns-repeated="4"/>
        <table:table-column table:style-name="AprendizagemProfunda.E"/>
        <table:table-row table:style-name="TableLine94257036184144">
          <table:table-cell table:style-name="AprendizagemProfunda.A1" table:number-columns-spanned="5" office:value-type="string">
            <text:p text:style-name="P29">mnist</text:p>
          </table:table-cell>
          <table:covered-table-cell/>
          <table:covered-table-cell/>
          <table:covered-table-cell/>
          <table:covered-table-cell/>
        </table:table-row>
        <table:table-row table:style-name="TableLine94257036184144">
          <table:table-cell table:style-name="AprendizagemProfunda.A2" office:value-type="string">
            <text:p text:style-name="P32">Modelos</text:p>
          </table:table-cell>
          <table:table-cell table:style-name="AprendizagemProfunda.A2" office:value-type="string">
            <text:p text:style-name="P29">1</text:p>
          </table:table-cell>
          <table:table-cell table:style-name="AprendizagemProfunda.A2" office:value-type="string">
            <text:p text:style-name="P29">2</text:p>
          </table:table-cell>
          <table:table-cell table:style-name="AprendizagemProfunda.A2" office:value-type="string">
            <text:p text:style-name="P29">3</text:p>
          </table:table-cell>
          <table:table-cell table:style-name="AprendizagemProfunda.E2" office:value-type="string">
            <text:p text:style-name="P29">4</text:p>
          </table:table-cell>
        </table:table-row>
        <table:table-row table:style-name="AprendizagemProfunda.3">
          <table:table-cell table:style-name="AprendizagemProfunda.A3" office:value-type="string">
            <text:p text:style-name="P35"><text:span text:style-name="T2">E</text:span>pochs</text:p>
          </table:table-cell>
          <table:table-cell table:style-name="AprendizagemProfunda.A3" office:value-type="string">
            <text:p text:style-name="P17">15</text:p>
          </table:table-cell>
          <table:table-cell table:style-name="AprendizagemProfunda.A3" office:value-type="string">
            <text:p text:style-name="P17">15</text:p>
          </table:table-cell>
          <table:table-cell table:style-name="AprendizagemProfunda.A3" office:value-type="string">
            <text:p text:style-name="P17">15</text:p>
          </table:table-cell>
          <table:table-cell table:style-name="AprendizagemProfunda.A1" office:value-type="string">
            <text:p text:style-name="P17">15</text:p>
          </table:table-cell>
        </table:table-row>
        <table:table-row table:style-name="TableLine94257036184144">
          <table:table-cell table:style-name="AprendizagemProfunda.A2" office:value-type="string">
            <text:p text:style-name="P35"><text:span text:style-name="T2">B</text:span>atch <text:span text:style-name="T2">S</text:span>ize</text:p>
          </table:table-cell>
          <table:table-cell table:style-name="AprendizagemProfunda.A2" office:value-type="string">
            <text:p text:style-name="P17">32</text:p>
          </table:table-cell>
          <table:table-cell table:style-name="AprendizagemProfunda.A2" office:value-type="string">
            <text:p text:style-name="P17">32</text:p>
          </table:table-cell>
          <table:table-cell table:style-name="AprendizagemProfunda.A2" office:value-type="string">
            <text:p text:style-name="P17">32</text:p>
          </table:table-cell>
          <table:table-cell table:style-name="AprendizagemProfunda.E2" office:value-type="string">
            <text:p text:style-name="P17">32</text:p>
          </table:table-cell>
        </table:table-row>
        <table:table-row table:style-name="TableLine94257036184144">
          <table:table-cell table:style-name="AprendizagemProfunda.A2" office:value-type="string">
            <text:p text:style-name="P35"><text:span text:style-name="T2">L</text:span>earning <text:span text:style-name="T2">R</text:span>ate</text:p>
          </table:table-cell>
          <table:table-cell table:style-name="AprendizagemProfunda.A2" office:value-type="string">
            <text:p text:style-name="P17">0.001</text:p>
          </table:table-cell>
          <table:table-cell table:style-name="AprendizagemProfunda.A2" office:value-type="string">
            <text:p text:style-name="P17">0.001</text:p>
          </table:table-cell>
          <table:table-cell table:style-name="AprendizagemProfunda.A2" office:value-type="string">
            <text:p text:style-name="P17">0.001</text:p>
          </table:table-cell>
          <table:table-cell table:style-name="AprendizagemProfunda.E2" office:value-type="string">
            <text:p text:style-name="P17">0.001</text:p>
          </table:table-cell>
        </table:table-row>
        <table:table-row table:style-name="AprendizagemProfunda.3">
          <table:table-cell table:style-name="AprendizagemProfunda.A2" office:value-type="string">
            <text:p text:style-name="P35"><text:span text:style-name="T2">S</text:span>ize <text:span text:style-name="T2">S</text:span>plits</text:p>
          </table:table-cell>
          <table:table-cell table:style-name="AprendizagemProfunda.A2" office:value-type="string">
            <text:p text:style-name="P42"><text:span text:style-name="T18">T</text:span><text:span text:style-name="T19">est: </text:span><text:span text:style-name="T10">0.</text:span><text:span text:style-name="T11">14</text:span><text:span text:style-name="T10"> <text:s text:c="2"/></text:span><text:span text:style-name="T18">T</text:span><text:span text:style-name="T19">rain: </text:span><text:span text:style-name="T9">0.</text:span><text:span text:style-name="T11">86</text:span><text:span text:style-name="T10"> <text:s text:c="3"/></text:span></text:p>
          </table:table-cell>
          <table:table-cell table:style-name="AprendizagemProfunda.A2" office:value-type="string">
            <text:p text:style-name="P11"><text:span text:style-name="T4">T</text:span><text:span text:style-name="T3">est: </text:span>0.<text:span text:style-name="T1">14</text:span> <text:s text:c="2"/><text:span text:style-name="T4">T</text:span><text:span text:style-name="T3">rain: </text:span><text:span text:style-name="T8">0.</text:span><text:span text:style-name="T1">86</text:span> <text:s text:c="2"/></text:p>
          </table:table-cell>
          <table:table-cell table:style-name="AprendizagemProfunda.A2" office:value-type="string">
            <text:p text:style-name="P6"><text:span text:style-name="T4">T</text:span><text:span text:style-name="T5">est: </text:span><text:span text:style-name="T20">0.</text:span><text:span text:style-name="T1">14</text:span><text:span text:style-name="T20"> <text:s text:c="2"/></text:span><text:span text:style-name="T4">T</text:span><text:span text:style-name="T5">rain: </text:span><text:span text:style-name="T8">0.</text:span><text:span text:style-name="T1">86</text:span><text:span text:style-name="T20"> </text:span></text:p>
          </table:table-cell>
          <table:table-cell table:style-name="AprendizagemProfunda.E2" office:value-type="string">
            <text:p text:style-name="P6"><text:span text:style-name="T4">T</text:span><text:span text:style-name="T5">est: </text:span><text:span text:style-name="T20">0.</text:span><text:span text:style-name="T1">14</text:span><text:span text:style-name="T20"> <text:s text:c="2"/></text:span><text:span text:style-name="T4">T</text:span><text:span text:style-name="T5">rain: </text:span><text:span text:style-name="T8">0.</text:span><text:span text:style-name="T1">86</text:span><text:span text:style-name="T20"> </text:span></text:p>
          </table:table-cell>
        </table:table-row>
        <table:table-row table:style-name="TableLine94257036184144">
          <table:table-cell table:style-name="AprendizagemProfunda.A2" office:value-type="string">
            <text:p text:style-name="P35"><text:span text:style-name="T2">L</text:span>ayers + <text:span text:style-name="T2">A</text:span>ctivations <text:span text:style-name="T2">F</text:span>unctions</text:p>
          </table:table-cell>
          <table:table-cell table:style-name="AprendizagemProfunda.A2" office:value-type="string">
            <text:p text:style-name="P43"><text:span text:style-name="T12">Conv2d + ReLU;</text:span></text:p>
            <text:p text:style-name="P43"><text:span text:style-name="T12">Conv2d + ReLU;</text:span></text:p>
            <text:p text:style-name="P22">Linear + ReLU;</text:p>
            <text:p text:style-name="P22">Linear + Softmax;</text:p>
          </table:table-cell>
          <table:table-cell table:style-name="AprendizagemProfunda.A2" office:value-type="string">
            <text:p text:style-name="P43"><text:span text:style-name="T12">Conv2d + ReLU;</text:span></text:p>
            <text:p text:style-name="P43"><text:span text:style-name="T12">Conv2d + ReLU;</text:span></text:p>
            <text:p text:style-name="P43"><text:span text:style-name="T12">Linear + ;</text:span></text:p>
          </table:table-cell>
          <table:table-cell table:style-name="AprendizagemProfunda.A2" office:value-type="string">
            <text:p text:style-name="P43"><text:span text:style-name="T12">Conv2d + ReLU;</text:span></text:p>
            <text:p text:style-name="P43"><text:span text:style-name="T12">Conv2d + ReLU;</text:span></text:p>
            <text:p text:style-name="P22">Linear + ;</text:p>
            <text:p text:style-name="P23">Linear + ;</text:p>
            <text:p text:style-name="P23">Linear + ;</text:p>
          </table:table-cell>
          <table:table-cell table:style-name="AprendizagemProfunda.E2" office:value-type="string">
            <text:p text:style-name="P43"><text:span text:style-name="T12">Conv2d + ReLU;</text:span></text:p>
            <text:p text:style-name="P22">Linear + ;</text:p>
            <text:p text:style-name="P23">Linear + ;</text:p>
          </table:table-cell>
        </table:table-row>
        <table:table-row table:style-name="TableLine94257036184144">
          <table:table-cell table:style-name="AprendizagemProfunda.A2" office:value-type="string">
            <text:p text:style-name="P35"><text:span text:style-name="T2">L</text:span>oss <text:span text:style-name="T2">F</text:span>unction</text:p>
          </table:table-cell>
          <table:table-cell table:style-name="AprendizagemProfunda.A2" office:value-type="string">
            <text:p text:style-name="P6">Cross Entropy</text:p>
          </table:table-cell>
          <table:table-cell table:style-name="AprendizagemProfunda.A2" office:value-type="string">
            <text:p text:style-name="P6">Cross Entropy</text:p>
          </table:table-cell>
          <table:table-cell table:style-name="AprendizagemProfunda.A2" office:value-type="string">
            <text:p text:style-name="P6">Cross Entropy</text:p>
          </table:table-cell>
          <table:table-cell table:style-name="AprendizagemProfunda.E2" office:value-type="string">
            <text:p text:style-name="P6">Cross Entropy</text:p>
          </table:table-cell>
        </table:table-row>
        <table:table-row table:style-name="TableLine94257036184144">
          <table:table-cell table:style-name="AprendizagemProfunda.A2" office:value-type="string">
            <text:p text:style-name="P35"><text:span text:style-name="T2">O</text:span>ptimization <text:span text:style-name="T2">F</text:span>unction</text:p>
          </table:table-cell>
          <table:table-cell table:style-name="AprendizagemProfunda.A2" office:value-type="string">
            <text:p text:style-name="P14"><text:span text:style-name="T21">S</text:span>tochastic <text:span text:style-name="T22">G</text:span>radient <text:span text:style-name="T22">D</text:span>escent</text:p>
          </table:table-cell>
          <table:table-cell table:style-name="AprendizagemProfunda.A2" office:value-type="string">
            <text:p text:style-name="P14"><text:span text:style-name="T21">S</text:span>tochastic <text:span text:style-name="T22">G</text:span>radient <text:span text:style-name="T22">D</text:span>escent</text:p>
          </table:table-cell>
          <table:table-cell table:style-name="AprendizagemProfunda.A2" office:value-type="string">
            <text:p text:style-name="P14"><text:span text:style-name="T21">S</text:span>tochastic <text:span text:style-name="T22">G</text:span>radient <text:span text:style-name="T22">D</text:span>escent</text:p>
          </table:table-cell>
          <table:table-cell table:style-name="AprendizagemProfunda.E2" office:value-type="string">
            <text:p text:style-name="P14"><text:span text:style-name="T21">S</text:span>tochastic <text:span text:style-name="T22">G</text:span>radient <text:span text:style-name="T22">D</text:span>escent</text:p>
          </table:table-cell>
        </table:table-row>
        <table:table-row table:style-name="TableLine94257036184144">
          <table:table-cell table:style-name="AprendizagemProfunda.A2" office:value-type="string">
            <text:p text:style-name="P35"><text:span text:style-name="T2">A</text:span>ccuracy</text:p>
          </table:table-cell>
          <table:table-cell table:style-name="AprendizagemProfunda.A2" office:value-type="string">
            <text:p text:style-name="P17">0.79</text:p>
          </table:table-cell>
          <table:table-cell table:style-name="AprendizagemProfunda.A2" office:value-type="string">
            <text:p text:style-name="P17">0.953</text:p>
          </table:table-cell>
          <table:table-cell table:style-name="AprendizagemProfunda.A2" office:value-type="string">
            <text:p text:style-name="P17">0.983</text:p>
          </table:table-cell>
          <table:table-cell table:style-name="AprendizagemProfunda.E2" office:value-type="string">
            <text:p text:style-name="P20">0.973</text:p>
          </table:table-cell>
        </table:table-row>
      </table:table>
      <text:p text:style-name="Standard"><text:span text:style-name="T6"/></text:p>
      <text:p text:style-name="P48"><text:span text:style-name="T4">Exercí</text:span><text:span text:style-name="T6">cio </text:span><text:span text:style-name="T7">5</text:span><text:span text:style-name="T6">:</text:span></text:p>
      <table:table table:name="Tabela1" table:style-name="Tabela1">
        <table:table-column table:style-name="Tabela1.A" table:number-columns-repeated="4"/>
        <table:table-column table:style-name="Tabela1.E"/>
        <table:table-row table:style-name="TableLine94257058778704">
          <table:table-cell table:style-name="Tabela1.A1" table:number-columns-spanned="5" office:value-type="string">
            <text:p text:style-name="P30"><text:span text:style-name="T23">f</text:span>mnist</text:p>
          </table:table-cell>
          <table:covered-table-cell/>
          <table:covered-table-cell/>
          <table:covered-table-cell/>
          <table:covered-table-cell/>
        </table:table-row>
        <table:table-row table:style-name="TableLine94257058778704">
          <table:table-cell table:style-name="Tabela1.A2" office:value-type="string">
            <text:p text:style-name="P33">Modelos</text:p>
          </table:table-cell>
          <table:table-cell table:style-name="Tabela1.A2" office:value-type="string">
            <text:p text:style-name="P30">1</text:p>
          </table:table-cell>
          <table:table-cell table:style-name="Tabela1.A2" office:value-type="string">
            <text:p text:style-name="P30">2</text:p>
          </table:table-cell>
          <table:table-cell table:style-name="Tabela1.A2" office:value-type="string">
            <text:p text:style-name="P30">3</text:p>
          </table:table-cell>
          <table:table-cell table:style-name="Tabela1.E2" office:value-type="string">
            <text:p text:style-name="P30">4</text:p>
          </table:table-cell>
        </table:table-row>
        <table:table-row table:style-name="Tabela1.3">
          <table:table-cell table:style-name="Tabela1.A3" office:value-type="string">
            <text:p text:style-name="P36"><text:span text:style-name="T2">E</text:span>pochs</text:p>
          </table:table-cell>
          <table:table-cell table:style-name="Tabela1.A3" office:value-type="string">
            <text:p text:style-name="P18">15</text:p>
          </table:table-cell>
          <table:table-cell table:style-name="Tabela1.A3" office:value-type="string">
            <text:p text:style-name="P18">15</text:p>
          </table:table-cell>
          <table:table-cell table:style-name="Tabela1.A3" office:value-type="string">
            <text:p text:style-name="P18">15</text:p>
          </table:table-cell>
          <table:table-cell table:style-name="Tabela1.A1" office:value-type="string">
            <text:p text:style-name="P18">15</text:p>
          </table:table-cell>
        </table:table-row>
        <table:table-row table:style-name="TableLine94257058778704">
          <table:table-cell table:style-name="Tabela1.A2" office:value-type="string">
            <text:p text:style-name="P36"><text:span text:style-name="T2">B</text:span>atch <text:span text:style-name="T2">S</text:span>ize</text:p>
          </table:table-cell>
          <table:table-cell table:style-name="Tabela1.A2" office:value-type="string">
            <text:p text:style-name="P18">32</text:p>
          </table:table-cell>
          <table:table-cell table:style-name="Tabela1.A2" office:value-type="string">
            <text:p text:style-name="P18">32</text:p>
          </table:table-cell>
          <table:table-cell table:style-name="Tabela1.A2" office:value-type="string">
            <text:p text:style-name="P18">32</text:p>
          </table:table-cell>
          <table:table-cell table:style-name="Tabela1.E2" office:value-type="string">
            <text:p text:style-name="P18">32</text:p>
          </table:table-cell>
        </table:table-row>
        <table:table-row table:style-name="TableLine94257058778704">
          <table:table-cell table:style-name="Tabela1.A2" office:value-type="string">
            <text:p text:style-name="P36"><text:span text:style-name="T2">L</text:span>earning <text:span text:style-name="T2">R</text:span>ate</text:p>
          </table:table-cell>
          <table:table-cell table:style-name="Tabela1.A2" office:value-type="string">
            <text:p text:style-name="P18">0.001</text:p>
          </table:table-cell>
          <table:table-cell table:style-name="Tabela1.A2" office:value-type="string">
            <text:p text:style-name="P18">0.001</text:p>
          </table:table-cell>
          <table:table-cell table:style-name="Tabela1.A2" office:value-type="string">
            <text:p text:style-name="P18">0.001</text:p>
          </table:table-cell>
          <table:table-cell table:style-name="Tabela1.E2" office:value-type="string">
            <text:p text:style-name="P18">0.001</text:p>
          </table:table-cell>
        </table:table-row>
        <table:table-row table:style-name="Tabela1.3">
          <table:table-cell table:style-name="Tabela1.A2" office:value-type="string">
            <text:p text:style-name="P36"><text:span text:style-name="T2">S</text:span>ize <text:span text:style-name="T2">S</text:span>plits</text:p>
          </table:table-cell>
          <table:table-cell table:style-name="Tabela1.A2" office:value-type="string">
            <text:p text:style-name="P44"><text:span text:style-name="T18">T</text:span><text:span text:style-name="T19">est: </text:span><text:span text:style-name="T10">0.</text:span><text:span text:style-name="T11">14</text:span><text:span text:style-name="T10"> <text:s text:c="2"/></text:span><text:span text:style-name="T18">T</text:span><text:span text:style-name="T19">rain: </text:span><text:span text:style-name="T9">0.</text:span><text:span text:style-name="T11">86</text:span><text:span text:style-name="T10"> <text:s text:c="3"/></text:span></text:p>
          </table:table-cell>
          <table:table-cell table:style-name="Tabela1.A2" office:value-type="string">
            <text:p text:style-name="P12"><text:span text:style-name="T4">T</text:span><text:span text:style-name="T3">est: </text:span>0.<text:span text:style-name="T1">14</text:span> <text:s text:c="2"/><text:span text:style-name="T4">T</text:span><text:span text:style-name="T3">rain: </text:span><text:span text:style-name="T8">0.</text:span><text:span text:style-name="T1">86</text:span> <text:s text:c="2"/></text:p>
          </table:table-cell>
          <table:table-cell table:style-name="Tabela1.A2" office:value-type="string">
            <text:p text:style-name="P7"><text:span text:style-name="T4">T</text:span><text:span text:style-name="T5">est: </text:span><text:span text:style-name="T20">0.</text:span><text:span text:style-name="T1">14</text:span><text:span text:style-name="T20"> <text:s text:c="2"/></text:span><text:span text:style-name="T4">T</text:span><text:span text:style-name="T5">rain: </text:span><text:span text:style-name="T8">0.</text:span><text:span text:style-name="T1">86</text:span><text:span text:style-name="T20"> </text:span></text:p>
          </table:table-cell>
          <table:table-cell table:style-name="Tabela1.E2" office:value-type="string">
            <text:p text:style-name="P7"><text:span text:style-name="T4">T</text:span><text:span text:style-name="T5">est: </text:span><text:span text:style-name="T20">0.</text:span><text:span text:style-name="T1">14</text:span><text:span text:style-name="T20"> <text:s text:c="2"/></text:span><text:span text:style-name="T4">T</text:span><text:span text:style-name="T5">rain: </text:span><text:span text:style-name="T8">0.</text:span><text:span text:style-name="T1">86</text:span><text:span text:style-name="T20"> </text:span></text:p>
          </table:table-cell>
        </table:table-row>
        <table:table-row table:style-name="TableLine94257058778704">
          <table:table-cell table:style-name="Tabela1.A2" office:value-type="string">
            <text:p text:style-name="P36"><text:span text:style-name="T2">L</text:span>ayers + <text:span text:style-name="T2">A</text:span>ctivations <text:span text:style-name="T2">F</text:span>unctions</text:p>
          </table:table-cell>
          <table:table-cell table:style-name="Tabela1.A2" office:value-type="string">
            <text:p text:style-name="P44"><text:span text:style-name="T12">Conv2d + ReLU;</text:span></text:p>
            <text:p text:style-name="P44"><text:span text:style-name="T12">Conv2d + ReLU;</text:span></text:p>
            <text:p text:style-name="P24">Linear + ReLU;</text:p>
            <text:p text:style-name="P24">Linear + Softmax;</text:p>
          </table:table-cell>
          <table:table-cell table:style-name="Tabela1.A2" office:value-type="string">
            <text:p text:style-name="P44"><text:span text:style-name="T12">Conv2d + ReLU;</text:span></text:p>
            <text:p text:style-name="P44"><text:span text:style-name="T12">Conv2d + ReLU;</text:span></text:p>
            <text:p text:style-name="P44"><text:span text:style-name="T12">Linear + ;</text:span></text:p>
          </table:table-cell>
          <table:table-cell table:style-name="Tabela1.A2" office:value-type="string">
            <text:p text:style-name="P44"><text:span text:style-name="T12">Conv2d + ReLU;</text:span></text:p>
            <text:p text:style-name="P44"><text:span text:style-name="T12">Conv2d + ReLU;</text:span></text:p>
            <text:p text:style-name="P24">Linear + ;</text:p>
            <text:p text:style-name="P24">Linear + ;</text:p>
            <text:p text:style-name="P24">Linear + ;</text:p>
          </table:table-cell>
          <table:table-cell table:style-name="Tabela1.E2" office:value-type="string">
            <text:p text:style-name="P44"><text:span text:style-name="T12">Conv2d + ReLU;</text:span></text:p>
            <text:p text:style-name="P24">Linear + ;</text:p>
            <text:p text:style-name="P24">Linear + ;</text:p>
          </table:table-cell>
        </table:table-row>
        <table:table-row table:style-name="TableLine94257058778704">
          <table:table-cell table:style-name="Tabela1.A2" office:value-type="string">
            <text:p text:style-name="P36"><text:span text:style-name="T2">L</text:span>oss <text:span text:style-name="T2">F</text:span>unction</text:p>
          </table:table-cell>
          <table:table-cell table:style-name="Tabela1.A2" office:value-type="string">
            <text:p text:style-name="P7">Cross Entropy</text:p>
          </table:table-cell>
          <table:table-cell table:style-name="Tabela1.A2" office:value-type="string">
            <text:p text:style-name="P7">Cross Entropy</text:p>
          </table:table-cell>
          <table:table-cell table:style-name="Tabela1.A2" office:value-type="string">
            <text:p text:style-name="P7">Cross Entropy</text:p>
          </table:table-cell>
          <table:table-cell table:style-name="Tabela1.E2" office:value-type="string">
            <text:p text:style-name="P7">Cross Entropy</text:p>
          </table:table-cell>
        </table:table-row>
        <table:table-row table:style-name="TableLine94257058778704">
          <table:table-cell table:style-name="Tabela1.A2" office:value-type="string">
            <text:p text:style-name="P36"><text:span text:style-name="T2">O</text:span>ptimization <text:span text:style-name="T2">F</text:span>unction</text:p>
          </table:table-cell>
          <table:table-cell table:style-name="Tabela1.A2" office:value-type="string">
            <text:p text:style-name="P15"><text:span text:style-name="T21">S</text:span>tochastic <text:span text:style-name="T22">G</text:span>radient <text:span text:style-name="T22">D</text:span>escent</text:p>
          </table:table-cell>
          <table:table-cell table:style-name="Tabela1.A2" office:value-type="string">
            <text:p text:style-name="P15"><text:span text:style-name="T21">S</text:span>tochastic <text:span text:style-name="T22">G</text:span>radient <text:span text:style-name="T22">D</text:span>escent</text:p>
          </table:table-cell>
          <table:table-cell table:style-name="Tabela1.A2" office:value-type="string">
            <text:p text:style-name="P15"><text:span text:style-name="T21">S</text:span>tochastic <text:span text:style-name="T22">G</text:span>radient <text:span text:style-name="T22">D</text:span>escent</text:p>
          </table:table-cell>
          <table:table-cell table:style-name="Tabela1.E2" office:value-type="string">
            <text:p text:style-name="P15"><text:span text:style-name="T21">S</text:span>tochastic <text:span text:style-name="T22">G</text:span>radient <text:span text:style-name="T22">D</text:span>escent</text:p>
          </table:table-cell>
        </table:table-row>
        <table:table-row table:style-name="TableLine94257058778704">
          <table:table-cell table:style-name="Tabela1.A2" office:value-type="string">
            <text:p text:style-name="P36"><text:span text:style-name="T2">A</text:span>ccuracy</text:p>
          </table:table-cell>
          <table:table-cell table:style-name="Tabela1.A2" office:value-type="string">
            <text:p text:style-name="P18">0.7<text:span text:style-name="T24">3</text:span></text:p>
          </table:table-cell>
          <table:table-cell table:style-name="Tabela1.A2" office:value-type="string">
            <text:p text:style-name="P18">0.<text:span text:style-name="T24">793</text:span></text:p>
          </table:table-cell>
          <table:table-cell table:style-name="Tabela1.A2" office:value-type="string">
            <text:p text:style-name="P18">0.9<text:span text:style-name="T26">33</text:span></text:p>
          </table:table-cell>
          <table:table-cell table:style-name="Tabela1.E2" office:value-type="string">
            <text:p text:style-name="P44"><text:span text:style-name="T13">0.</text:span><text:span text:style-name="T14">889</text:span></text:p>
          </table:table-cell>
        </table:table-row>
      </table:table>
      <text:p text:style-name="P1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3"><text:soft-page-break/><text:span text:style-name="T6">E</text:span><text:span text:style-name="T3">xercício 6:</text:span></text:p>
      <table:table table:name="Tabela3" table:style-name="Tabela3" table:template-name="Estilo padrão">
        <table:table-column table:style-name="Tabela3.A" table:number-columns-repeated="3"/>
        <table:table-row table:style-name="TableLine94257065642640">
          <table:table-cell table:style-name="Tabela3.A1" table:number-columns-spanned="3" office:value-type="string">
            <text:p text:style-name="P41"><text:span text:style-name="T25">cifar</text:span></text:p>
          </table:table-cell>
          <table:covered-table-cell/>
          <table:covered-table-cell/>
        </table:table-row>
        <table:table-row table:style-name="TableLine94257065642640">
          <table:table-cell table:style-name="Tabela3.A2" office:value-type="string">
            <text:p text:style-name="P34">Modelos</text:p>
          </table:table-cell>
          <table:table-cell table:style-name="Tabela3.A2" office:value-type="string">
            <text:p text:style-name="P40">Residual</text:p>
          </table:table-cell>
          <table:table-cell table:style-name="Tabela3.C2" office:value-type="string">
            <text:p text:style-name="P39">Residual</text:p>
          </table:table-cell>
        </table:table-row>
        <table:table-row table:style-name="TableLine94257065642640">
          <table:table-cell table:style-name="Tabela3.A2" office:value-type="string">
            <text:p text:style-name="P37"><text:span text:style-name="T2">E</text:span>pochs</text:p>
          </table:table-cell>
          <table:table-cell table:style-name="Tabela3.A2" office:value-type="string">
            <text:p text:style-name="P26">30</text:p>
          </table:table-cell>
          <table:table-cell table:style-name="Tabela3.C2" office:value-type="string">
            <text:p text:style-name="P26">30</text:p>
          </table:table-cell>
        </table:table-row>
        <table:table-row table:style-name="TableLine94257065642640">
          <table:table-cell table:style-name="Tabela3.A2" office:value-type="string">
            <text:p text:style-name="P37"><text:span text:style-name="T2">B</text:span>atch <text:span text:style-name="T2">S</text:span>ize</text:p>
          </table:table-cell>
          <table:table-cell table:style-name="Tabela3.A2" office:value-type="string">
            <text:p text:style-name="P26">32</text:p>
          </table:table-cell>
          <table:table-cell table:style-name="Tabela3.C2" office:value-type="string">
            <text:p text:style-name="P26">32</text:p>
          </table:table-cell>
        </table:table-row>
        <table:table-row table:style-name="TableLine94257065642640">
          <table:table-cell table:style-name="Tabela3.A2" office:value-type="string">
            <text:p text:style-name="P37"><text:span text:style-name="T2">L</text:span>earning <text:span text:style-name="T2">R</text:span>ate</text:p>
          </table:table-cell>
          <table:table-cell table:style-name="Tabela3.A2" office:value-type="string">
            <text:p text:style-name="P26">0.001</text:p>
          </table:table-cell>
          <table:table-cell table:style-name="Tabela3.C2" office:value-type="string">
            <text:p text:style-name="P26">0.001</text:p>
          </table:table-cell>
        </table:table-row>
        <table:table-row table:style-name="TableLine94257065642640">
          <table:table-cell table:style-name="Tabela3.A2" office:value-type="string">
            <text:p text:style-name="P37"><text:span text:style-name="T2">S</text:span>ize <text:span text:style-name="T2">S</text:span>plits</text:p>
          </table:table-cell>
          <table:table-cell table:style-name="Tabela3.A2" office:value-type="string">
            <text:p text:style-name="P9"><text:span text:style-name="T4">T</text:span><text:span text:style-name="T5">est: </text:span><text:span text:style-name="T20">0.</text:span><text:span text:style-name="T27">17</text:span><text:span text:style-name="T20"> <text:s text:c="2"/></text:span><text:span text:style-name="T4">T</text:span><text:span text:style-name="T5">rain: </text:span><text:span text:style-name="T8">0.</text:span><text:span text:style-name="T1">8</text:span><text:span text:style-name="T27">3</text:span></text:p>
          </table:table-cell>
          <table:table-cell table:style-name="Tabela3.C2" office:value-type="string">
            <text:p text:style-name="P9"><text:span text:style-name="T4">T</text:span><text:span text:style-name="T5">est: </text:span><text:span text:style-name="T20">0.</text:span><text:span text:style-name="T27">17</text:span><text:span text:style-name="T20"> <text:s text:c="2"/></text:span><text:span text:style-name="T4">T</text:span><text:span text:style-name="T5">rain: </text:span><text:span text:style-name="T8">0.</text:span><text:span text:style-name="T1">8</text:span><text:span text:style-name="T27">3</text:span></text:p>
          </table:table-cell>
        </table:table-row>
        <table:table-row table:style-name="TableLine94257065642640">
          <table:table-cell table:style-name="Tabela3.A2" office:value-type="string">
            <text:p text:style-name="P37"><text:span text:style-name="T2">L</text:span>ayers + <text:span text:style-name="T2">A</text:span>ctivations <text:span text:style-name="T2">F</text:span>unctions</text:p>
          </table:table-cell>
          <table:table-cell table:style-name="Tabela3.A2" office:value-type="string">
            <text:p text:style-name="P47">Block(64) + ;</text:p>
            <text:p text:style-name="P47">Block(128) +;</text:p>
            <text:p text:style-name="P47">Block(256) + ;</text:p>
            <text:p text:style-name="P47">Block(512) + ;</text:p>
            <text:p text:style-name="P46"><text:span text:style-name="T27">Linear(10) + ;</text:span></text:p>
          </table:table-cell>
          <table:table-cell table:style-name="Tabela3.C2" office:value-type="string">
            <text:p text:style-name="P47">Block(64) + ;</text:p>
            <text:p text:style-name="P47">Block(128) +;</text:p>
            <text:p text:style-name="P47">Block(256) + ;</text:p>
            <text:p text:style-name="P47">Block(512) + ;</text:p>
            <text:p text:style-name="P46"><text:span text:style-name="T27">Linear(10) + ;</text:span></text:p>
          </table:table-cell>
        </table:table-row>
        <table:table-row table:style-name="TableLine94257065642640">
          <table:table-cell table:style-name="Tabela3.A2" office:value-type="string">
            <text:p text:style-name="P37"><text:span text:style-name="T2">L</text:span>oss <text:span text:style-name="T2">F</text:span>unction</text:p>
          </table:table-cell>
          <table:table-cell table:style-name="Tabela3.A2" office:value-type="string">
            <text:p text:style-name="P8">Cross Entropy</text:p>
          </table:table-cell>
          <table:table-cell table:style-name="Tabela3.C2" office:value-type="string">
            <text:p text:style-name="P8">Cross Entropy</text:p>
          </table:table-cell>
        </table:table-row>
        <table:table-row table:style-name="TableLine94257065642640">
          <table:table-cell table:style-name="Tabela3.A2" office:value-type="string">
            <text:p text:style-name="P37"><text:span text:style-name="T2">O</text:span>ptimization <text:span text:style-name="T2">F</text:span>unction</text:p>
          </table:table-cell>
          <table:table-cell table:style-name="Tabela3.A2" office:value-type="string">
            <text:p text:style-name="P28">Adam</text:p>
          </table:table-cell>
          <table:table-cell table:style-name="Tabela3.C2" office:value-type="string">
            <text:p text:style-name="P16"><text:span text:style-name="T21">S</text:span>tochastic <text:span text:style-name="T22">G</text:span>radient <text:span text:style-name="T22">D</text:span>escent</text:p>
          </table:table-cell>
        </table:table-row>
        <table:table-row table:style-name="TableLine94257065642640">
          <table:table-cell table:style-name="Tabela3.A2" office:value-type="string">
            <text:p text:style-name="P37"><text:span text:style-name="T2">A</text:span>ccuracy</text:p>
          </table:table-cell>
          <table:table-cell table:style-name="Tabela3.A2" office:value-type="string">
            <text:p text:style-name="P27">0.<text:span text:style-name="T29">94</text:span></text:p>
          </table:table-cell>
          <table:table-cell table:style-name="Tabela3.C2" office:value-type="string">
            <text:p text:style-name="P27">0.9<text:span text:style-name="T29">2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7T22:30:32.287703320</meta:creation-date>
    <dc:date>2023-03-18T00:27:44.594495754</dc:date>
    <meta:editing-duration>PT55M29S</meta:editing-duration>
    <meta:editing-cycles>8</meta:editing-cycles>
    <meta:generator>LibreOffice/6.4.7.2$Linux_X86_64 LibreOffice_project/40$Build-2</meta:generator>
    <meta:document-statistic meta:table-count="3" meta:image-count="0" meta:object-count="0" meta:page-count="2" meta:paragraph-count="153" meta:word-count="316" meta:character-count="1718" meta:non-whitespace-character-count="1517"/>
  </office:meta>
</office:document-meta>
</file>